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4" style:family="table">
      <style:table-properties style:width="16.161cm" fo:margin-left="0.43cm" fo:margin-right="0.409cm" table:align="margins" style:writing-mode="lr-tb"/>
    </style:style>
    <style:style style:name="Tabla124.A" style:family="table-column">
      <style:table-column-properties style:column-width="9.551cm" style:rel-column-width="38735*"/>
    </style:style>
    <style:style style:name="Tabla124.B" style:family="table-column">
      <style:table-column-properties style:column-width="6.609cm" style:rel-column-width="26800*"/>
    </style:style>
    <style:style style:name="Tabla124.1" style:family="table-row">
      <style:table-row-properties style:min-row-height="0.714cm" fo:keep-together="auto"/>
    </style:style>
    <style:style style:name="Tabla124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4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4.2" style:family="table-row">
      <style:table-row-properties fo:keep-together="auto"/>
    </style:style>
    <style:style style:name="Tabla124.3" style:family="table-row">
      <style:table-row-properties fo:keep-together="auto"/>
    </style:style>
    <style:style style:name="Tabla124.4" style:family="table-row">
      <style:table-row-properties fo:keep-together="auto"/>
    </style:style>
    <style:style style:name="Tabla124.5" style:family="table-row">
      <style:table-row-properties fo:keep-together="auto"/>
    </style:style>
    <style:style style:name="Tabla125" style:family="table">
      <style:table-properties style:width="14.76cm" table:align="center" style:writing-mode="lr-tb"/>
    </style:style>
    <style:style style:name="Tabla125.A" style:family="table-column">
      <style:table-column-properties style:column-width="6.376cm"/>
    </style:style>
    <style:style style:name="Tabla125.B" style:family="table-column">
      <style:table-column-properties style:column-width="8.384cm"/>
    </style:style>
    <style:style style:name="Tabla125.1" style:family="table-row">
      <style:table-row-properties style:min-row-height="0.591cm" fo:keep-together="auto"/>
    </style:style>
    <style:style style:name="Tabla1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5.3" style:family="table-row">
      <style:table-row-properties fo:keep-together="auto"/>
    </style:style>
    <style:style style:name="Tabla125.4" style:family="table-row">
      <style:table-row-properties fo:keep-together="auto"/>
    </style:style>
    <style:style style:name="Tabla125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25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5.5" style:family="table-row">
      <style:table-row-properties fo:keep-together="auto"/>
    </style:style>
    <style:style style:name="Tabla125.6" style:family="table-row">
      <style:table-row-properties fo:keep-together="auto"/>
    </style:style>
    <style:style style:name="Tabla125.7" style:family="table-row">
      <style:table-row-properties fo:keep-together="auto"/>
    </style:style>
    <style:style style:name="Tabla125.8" style:family="table-row">
      <style:table-row-properties fo:keep-together="auto"/>
    </style:style>
    <style:style style:name="Tabla125.9" style:family="table-row">
      <style:table-row-properties fo:keep-together="auto"/>
    </style:style>
    <style:style style:name="Tabla125.10" style:family="table-row">
      <style:table-row-properties fo:keep-together="auto"/>
    </style:style>
    <style:style style:name="Tabla125.11" style:family="table-row">
      <style:table-row-properties fo:keep-together="auto"/>
    </style:style>
    <style:style style:name="Tabla125.12" style:family="table-row">
      <style:table-row-properties fo:keep-together="auto"/>
    </style:style>
    <style:style style:name="Tabla125.13" style:family="table-row">
      <style:table-row-properties fo:keep-together="auto"/>
    </style:style>
    <style:style style:name="Tabla125.14" style:family="table-row">
      <style:table-row-properties fo:keep-together="auto"/>
    </style:style>
    <style:style style:name="Tabla125.15" style:family="table-row">
      <style:table-row-properties fo:keep-together="auto"/>
    </style:style>
    <style:style style:name="Tabla125.16" style:family="table-row">
      <style:table-row-properties fo:keep-together="auto"/>
    </style:style>
    <style:style style:name="Tabla126" style:family="table">
      <style:table-properties style:width="14.76cm" table:align="center" style:writing-mode="lr-tb"/>
    </style:style>
    <style:style style:name="Tabla126.A" style:family="table-column">
      <style:table-column-properties style:column-width="14.76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4.76cm" table:align="center" style:writing-mode="lr-tb"/>
    </style:style>
    <style:style style:name="Tabla4.A" style:family="table-column">
      <style:table-column-properties style:column-width="14.7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4.76cm" table:align="center" style:writing-mode="lr-tb"/>
    </style:style>
    <style:style style:name="Tabla5.A" style:family="table-column">
      <style:table-column-properties style:column-width="14.76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8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12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3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P17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</style:style>
    <style:style style:name="P19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style:font-name="arial" style:font-size-asian="12pt" style:font-size-complex="12pt" style:font-weight-complex="normal"/>
    </style:style>
    <style:style style:name="T7" style:family="text">
      <style:text-properties fo:font-weight="normal" fo:background-color="transparent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transparent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UC_5f_NormalAzul_20_Car"><text:span text:style-name="T4">Agregar Relación a Ítem</text:span></text:span></text:p>
      <table:table table:name="Tabla124" table:style-name="Tabla124">
        <table:table-column table:style-name="Tabla124.A"/>
        <table:table-column table:style-name="Tabla124.B"/>
        <table:table-row table:style-name="Tabla124.1">
          <table:table-cell table:style-name="Tabla124.A1" office:value-type="string">
            <text:p text:style-name="P7">Nombre del Caso de Uso:<text:span text:style-name="T7"> <text:s/>Agregar Relaciones a Ítems.</text:span></text:p>
          </table:table-cell>
          <table:table-cell table:style-name="Tabla124.B1" office:value-type="string">
            <text:p text:style-name="P4"><text:span text:style-name="T9">Nro. de Caso de Uso:</text:span> <text:span text:style-name="T8">CU 87</text:span></text:p>
          </table:table-cell>
        </table:table-row>
        <table:table-row table:style-name="Tabla124.2">
          <table:table-cell table:style-name="Tabla124.B1" table:number-columns-spanned="2" office:value-type="string">
            <text:p text:style-name="P4"><text:span text:style-name="T9">Actor Principal:</text:span> Miembro de Proyecto.</text:p>
          </table:table-cell>
          <table:covered-table-cell/>
        </table:table-row>
        <table:table-row table:style-name="Tabla124.3">
          <table:table-cell table:style-name="Tabla124.B1" table:number-columns-spanned="2" office:value-type="string">
            <text:p text:style-name="P4"><text:span text:style-name="T9">Objetivo:</text:span> Agregar una relación a un ítem.</text:p>
          </table:table-cell>
          <table:covered-table-cell/>
        </table:table-row>
        <table:table-row table:style-name="Tabla124.4">
          <table:table-cell table:style-name="Tabla124.B1" table:number-columns-spanned="2" office:value-type="string">
            <text:p text:style-name="P7">Pre-Condiciones:</text:p>
            <text:p text:style-name="P9">1 – El Miembro de Proyecto debe estar registrado en el sistema.</text:p>
            <text:p text:style-name="P9">2 – El Miembro de Proyecto debe haber iniciado sesión en el sistema.</text:p>
            <text:p text:style-name="P9">3 – El Miembro de Proyecto tiene permiso de acceso al proyecto.</text:p>
            <text:p text:style-name="P9">4 – El Miembro de Proyecto posee el rol correspondiente en el proyecto.</text:p>
            <text:p text:style-name="P9">6 – El proyecto debe haber iniciado.</text:p>
            <text:p text:style-name="P9">7 – El ítem debe existir.</text:p>
          </table:table-cell>
          <table:covered-table-cell/>
        </table:table-row>
        <table:table-row table:style-name="Tabla124.5">
          <table:table-cell table:style-name="Tabla124.B1" table:number-columns-spanned="2" office:value-type="string">
            <text:p text:style-name="P7">Post-Condiciones:</text:p>
            <text:p text:style-name="P4"><text:span text:style-name="T8">1 – </text:span>Se crea una nueva relación a un ítem dado.</text:p>
          </table:table-cell>
          <table:covered-table-cell/>
        </table:table-row>
      </table:table>
      <text:p text:style-name="P6"/>
      <text:p text:style-name="P11"><text:span text:style-name="T6">Diagramas de casos de uso relacionados: </text:span><text:span text:style-name="UC_5f_NormalAzul_20_Car"><text:span text:style-name="T5">Diagrama de Caso de Uso del Módulo de Gestión de Cambios.</text:span></text:span></text:p>
      <text:p text:style-name="P6"/>
      <table:table table:name="Tabla125" table:style-name="Tabla125">
        <table:table-column table:style-name="Tabla125.A"/>
        <table:table-column table:style-name="Tabla125.B"/>
        <table:table-row table:style-name="Tabla125.1">
          <table:table-cell table:style-name="Tabla125.A1" table:number-columns-spanned="2" office:value-type="string">
            <text:p text:style-name="P13">CURSO NORMAL (Camino Exitoso) </text:p>
          </table:table-cell>
          <table:covered-table-cell/>
        </table:table-row>
        <table:table-row table:style-name="Tabla125.1">
          <table:table-cell table:style-name="Tabla125.A2" office:value-type="string">
            <text:p text:style-name="P7">Usuario</text:p>
          </table:table-cell>
          <table:table-cell table:style-name="Tabla125.A1" office:value-type="string">
            <text:p text:style-name="P7">Sistema</text:p>
          </table:table-cell>
        </table:table-row>
        <table:table-row table:style-name="Tabla125.3">
          <table:table-cell table:style-name="Tabla125.A2" office:value-type="string">
            <text:p text:style-name="P4">1<text:span text:style-name="T8"> – </text:span>Selecciona el menú <text:span text:style-name="T8">“</text:span><text:span text:style-name="T2">Administración de ítem”.</text:span></text:p>
          </table:table-cell>
          <table:table-cell table:style-name="Tabla125.A1" office:value-type="string">
            <text:p text:style-name="P15">2<text:span text:style-name="T8"> – </text:span>Despliega el menú correspondiente a opciones sobre ítems.</text:p>
          </table:table-cell>
        </table:table-row>
        <table:table-row table:style-name="Tabla125.4">
          <table:table-cell table:style-name="Tabla125.A4" office:value-type="string">
            <text:p text:style-name="P4">3<text:span text:style-name="T8"> – </text:span>Selecciona <text:span text:style-name="T8">“Agregar Relación”</text:span>.</text:p>
          </table:table-cell>
          <table:table-cell table:style-name="Tabla125.B4" office:value-type="string">
            <text:p text:style-name="P15">4<text:span text:style-name="T8"> – </text:span>Verifica si la fase está en estado activo</text:p>
          </table:table-cell>
        </table:table-row>
        <table:table-row table:style-name="Tabla125.5">
          <table:table-cell table:style-name="Tabla125.A4" office:value-type="string">
            <text:p text:style-name="P2"/>
          </table:table-cell>
          <table:table-cell table:style-name="Tabla125.B4" office:value-type="string">
            <text:p text:style-name="P15">5- Despliega los posibles tipos de relaciones padre/hijo , antecesor/sucesor</text:p>
          </table:table-cell>
        </table:table-row>
        <table:table-row table:style-name="Tabla125.6">
          <table:table-cell table:style-name="Tabla125.A4" office:value-type="string">
            <text:p text:style-name="P2">6- Escoge el tipo de relación a agregar </text:p>
          </table:table-cell>
          <table:table-cell table:style-name="Tabla125.B4" office:value-type="string">
            <text:p text:style-name="P15"/>
          </table:table-cell>
        </table:table-row>
        <table:table-row table:style-name="Tabla125.7">
          <table:table-cell table:style-name="Tabla125.A4" office:value-type="string">
            <text:p text:style-name="P10"/>
          </table:table-cell>
          <table:table-cell table:style-name="Tabla125.B4" office:value-type="string">
            <text:p text:style-name="P15">7- Presenta una lista de los items a ser padres o antecesores</text:p>
          </table:table-cell>
        </table:table-row>
        <table:table-row table:style-name="Tabla125.8">
          <table:table-cell table:style-name="Tabla125.A4" office:value-type="string">
            <text:p text:style-name="P4"><text:span text:style-name="T8">8 – </text:span>Elige un ítem</text:p>
          </table:table-cell>
          <table:table-cell table:style-name="Tabla125.B4" office:value-type="string">
            <text:p text:style-name="P15">9- Presenta una lista de los item habilitados para ser hijos o sucesores</text:p>
          </table:table-cell>
        </table:table-row>
        <table:table-row table:style-name="Tabla125.9">
          <table:table-cell table:style-name="Tabla125.A4" office:value-type="string">
            <text:p text:style-name="P4">10- Elige un item</text:p>
          </table:table-cell>
          <table:table-cell table:style-name="Tabla125.B4" office:value-type="string">
            <text:p text:style-name="P15"/>
          </table:table-cell>
        </table:table-row>
        <table:table-row table:style-name="Tabla125.10">
          <table:table-cell table:style-name="Tabla125.A4" office:value-type="string">
            <text:p text:style-name="P4"/>
          </table:table-cell>
          <table:table-cell table:style-name="Tabla125.B4" office:value-type="string">
            <text:p text:style-name="P15">12-<text:span text:style-name="T8"> </text:span>El sistema verifica si la relación <text:s/>no genera un ciclo.</text:p>
          </table:table-cell>
        </table:table-row>
        <table:table-row table:style-name="Tabla125.11">
          <table:table-cell table:style-name="Tabla125.A4" office:value-type="string">
            <text:p text:style-name="P4"/>
          </table:table-cell>
          <table:table-cell table:style-name="Tabla125.B4" office:value-type="string">
            <text:p text:style-name="P15">13- Despliega el conjunto de campos a llenar pertenecientes a la relación</text:p>
          </table:table-cell>
        </table:table-row>
        <table:table-row table:style-name="Tabla125.12">
          <table:table-cell table:style-name="Tabla125.A4" office:value-type="string">
            <text:p text:style-name="P15">14- Introduce los datos pedidos</text:p>
          </table:table-cell>
          <table:table-cell table:style-name="Tabla125.B4" office:value-type="string">
            <text:p text:style-name="P15"/>
          </table:table-cell>
        </table:table-row>
        <table:table-row table:style-name="Tabla125.13">
          <table:table-cell table:style-name="Tabla125.A4" office:value-type="string">
            <text:p text:style-name="P4">15- Selecciona Guardar</text:p>
          </table:table-cell>
          <table:table-cell table:style-name="Tabla125.B4" office:value-type="string">
            <text:p text:style-name="P15">10<text:span text:style-name="T8"> –El sistema verifica que los datos ingresados sean correctos.</text:span></text:p>
          </table:table-cell>
        </table:table-row>
        <table:table-row table:style-name="Tabla125.14">
          <table:table-cell table:style-name="Tabla125.A4" office:value-type="string">
            <text:p text:style-name="P4"/>
          </table:table-cell>
          <table:table-cell table:style-name="Tabla125.B4" office:value-type="string">
            <text:p text:style-name="P15">11<text:span text:style-name="T8"> – </text:span>Asigna una versión al ítem.</text:p>
          </table:table-cell>
        </table:table-row>
        <table:table-row table:style-name="Tabla125.15">
          <table:table-cell table:style-name="Tabla125.A4" office:value-type="string">
            <text:p text:style-name="P4"/>
          </table:table-cell>
          <table:table-cell table:style-name="Tabla125.B4" office:value-type="string">
            <text:p text:style-name="P15">12<text:span text:style-name="T8"> – Guarda la fecha de modificación.</text:span></text:p>
          </table:table-cell>
        </table:table-row>
        <table:table-row table:style-name="Tabla125.16">
          <table:table-cell table:style-name="Tabla125.A4" office:value-type="string">
            <text:p text:style-name="P4"/>
          </table:table-cell>
          <table:table-cell table:style-name="Tabla125.B4" office:value-type="string">
            <text:p text:style-name="P15">13<text:span text:style-name="T8"> – </text:span><text:s/>Guarda el registro del ítem, Emite mensaje de Exito.</text:p>
          </table:table-cell>
        </table:table-row>
      </table:table>
      <text:p text:style-name="P5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7">ALTERNATIVAS (Camino exitoso)</text:p>
          </table:table-cell>
        </table:table-row>
        <table:table-row table:style-name="Tabla126.1">
          <table:table-cell table:style-name="Tabla126.A1" office:value-type="string">
            <text:p text:style-name="P8"/>
            <text:list xml:id="list17995187561" text:style-name="WW8Num8">
              <text:list-header>
                <text:p text:style-name="P19">A1. Cancelar.</text:p>
                <text:p text:style-name="P16"><text:soft-page-break/>Luego del paso 3 y antes del paso 15 el usuario podrá cancelar el proceso de creación de una relación.</text:p>
              </text:list-header>
            </text:list>
            <text:p text:style-name="P3"/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4"/>
            <text:list xml:id="list246447723" text:continue-numbering="true" text:style-name="WW8Num8">
              <text:list-header>
                <text:p text:style-name="P19">E1. Campos no válidos.</text:p>
                <text:p text:style-name="P16">E1.1 El sistema detecta la generación de ciclos en las relaciones.</text:p>
                <text:p text:style-name="P16">E1.2 El sistema detectara si los datos ingresados son incorrectos.</text:p>
                <text:p text:style-name="P16"/>
                <text:p text:style-name="P19">E1. Servidor Web no disponible.</text:p>
                <text:p text:style-name="P17"><text:span text:style-name="T10">E1.1</text:span> Falla de comunicación con el servidor Web o la base de datos.</text:p>
                <text:p text:style-name="P17"/>
              </text:list-header>
            </text:list>
          </table:table-cell>
        </table:table-row>
      </table:table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text:span text:style-name="UC_5f_NormalAzul_20_Car"><text:span text:style-name="T5">Administrar Relación de Item</text:span></text:span>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</table:table-cell>
        </table:table-row>
        <table:table-row table:style-name="Tabla5.1">
          <table:table-cell table:style-name="Tabla5.A1" office:value-type="string">
            <text:p text:style-name="P4">Casos de Uso al que extiende: <text:span text:style-name="UC_5f_NormalAzul_20_Car"><text:span text:style-name="T5">Administrar Relación de Item</text:span></text:span>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text:span text:style-name="T11"> RF365 al RF375.</text:span></text:p>
          </table:table-cell>
        </table:table-row>
      </table:table>
      <text:list xml:id="list17995187562" text:style-name="L1">
        <text:list-item>
          <text:list>
            <text:list-item>
              <text:list>
                <text:list-item>
                  <text:list>
                    <text:list-header>
                      <text:p text:style-name="P18"><text:span text:style-name="UC_5f_NormalAzul_20_Car"><text:span text:style-name="T4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3:16:51</meta:creation-date>
    <dc:date>2013-03-23T00:02:26</dc:date>
    <meta:editing-duration>PT4M29S</meta:editing-duration>
    <meta:editing-cycles>10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52" meta:word-count="398" meta:character-count="2318" meta:non-whitespace-character-count="1963"/>
  </office:meta>
</office:document-meta>
</file>